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foelenco" style:master-page-name="MP0" style:list-style-name="LFO1" style:family="paragraph">
      <style:paragraph-properties fo:break-before="page" fo:text-align="justify"/>
    </style:style>
    <style:style style:name="P2" style:parent-style-name="Paragrafoelenco" style:list-style-name="LFO1" style:family="paragraph">
      <style:paragraph-properties fo:text-align="justify"/>
    </style:style>
    <style:style style:name="P3" style:parent-style-name="Paragrafoelenco" style:list-style-name="LFO1" style:family="paragraph">
      <style:paragraph-properties fo:text-align="justify"/>
    </style:style>
    <style:style style:name="P4" style:parent-style-name="Paragrafoelenco" style:list-style-name="LFO1" style:family="paragraph">
      <style:paragraph-properties fo:text-align="justify"/>
    </style:style>
    <style:style style:name="P5" style:parent-style-name="Paragrafoelenco" style:list-style-name="LFO1" style:family="paragraph">
      <style:paragraph-properties fo:text-align="justify"/>
    </style:style>
    <style:style style:name="P6" style:parent-style-name="Paragrafoelenco" style:list-style-name="LFO1" style:family="paragraph">
      <style:paragraph-properties fo:text-align="justify"/>
    </style:style>
    <style:style style:name="P7" style:parent-style-name="Paragrafoelenco" style:list-style-name="LFO1" style:family="paragraph">
      <style:paragraph-properties fo:text-align="justify"/>
    </style:style>
    <style:style style:name="P8" style:parent-style-name="Paragrafoelenco" style:list-style-name="LFO1" style:family="paragraph">
      <style:paragraph-properties fo:text-align="justify"/>
    </style:style>
    <style:style style:name="P9" style:parent-style-name="Paragrafoelenco" style:list-style-name="LFO1" style:family="paragraph">
      <style:paragraph-properties fo:text-align="justify"/>
    </style:style>
    <style:style style:name="P10" style:parent-style-name="Paragrafoelenco" style:list-style-name="LFO1" style:family="paragraph">
      <style:paragraph-properties fo:text-align="justify"/>
    </style:style>
    <style:style style:name="P11" style:parent-style-name="Paragrafoelenco" style:list-style-name="LFO1" style:family="paragraph">
      <style:paragraph-properties fo:text-align="justify"/>
    </style:style>
    <style:style style:name="P12" style:parent-style-name="Paragrafoelenco" style:list-style-name="LFO1" style:family="paragraph">
      <style:paragraph-properties fo:text-align="justify"/>
    </style:style>
    <style:style style:name="P13" style:parent-style-name="Paragrafoelenco" style:list-style-name="LFO1" style:family="paragraph">
      <style:paragraph-properties fo:text-align="justify"/>
    </style:style>
    <style:style style:name="P14" style:parent-style-name="Paragrafoelenco" style:list-style-name="LFO1" style:family="paragraph">
      <style:paragraph-properties fo:text-align="justify"/>
    </style:style>
    <style:style style:name="P15" style:parent-style-name="Paragrafoelenco" style:list-style-name="LFO1" style:family="paragraph">
      <style:paragraph-properties fo:text-align="justify"/>
    </style:style>
    <style:style style:name="P16" style:parent-style-name="Paragrafoelenco" style:list-style-name="LFO1" style:family="paragraph">
      <style:paragraph-properties fo:text-align="justify"/>
    </style:style>
    <style:style style:name="P17" style:parent-style-name="Paragrafoelenco" style:list-style-name="LFO1" style:family="paragraph">
      <style:paragraph-properties fo:text-align="justify"/>
    </style:style>
    <style:style style:name="P18" style:parent-style-name="Paragrafoelenco" style:list-style-name="LFO1" style:family="paragraph">
      <style:paragraph-properties fo:text-align="justify"/>
    </style:style>
    <style:style style:name="P19" style:parent-style-name="Paragrafoelenco" style:list-style-name="LFO1" style:family="paragraph">
      <style:paragraph-properties fo:text-align="justify"/>
    </style:style>
    <style:style style:name="P20" style:parent-style-name="Paragrafoelenco" style:list-style-name="LFO1" style:family="paragraph">
      <style:paragraph-properties fo:text-align="justify"/>
    </style:style>
    <style:style style:name="P21" style:parent-style-name="Paragrafoelenco" style:list-style-name="LFO1" style:family="paragraph">
      <style:paragraph-properties fo:text-align="justify"/>
    </style:style>
    <style:style style:name="P22" style:parent-style-name="Paragrafoelenco" style:list-style-name="LFO1" style:family="paragraph">
      <style:paragraph-properties fo:text-align="justify"/>
    </style:style>
    <style:style style:name="P23" style:parent-style-name="Paragrafoelenco" style:list-style-name="LFO1" style:family="paragraph">
      <style:paragraph-properties fo:text-align="justify"/>
    </style:style>
    <style:style style:name="P24" style:parent-style-name="Paragrafoelenco" style:list-style-name="LFO1" style:family="paragraph">
      <style:paragraph-properties fo:text-align="justify"/>
    </style:style>
    <style:style style:name="P25" style:parent-style-name="Paragrafoelenco" style:list-style-name="LFO1" style:family="paragraph">
      <style:paragraph-properties fo:text-align="justify"/>
    </style:style>
    <style:style style:name="P26" style:parent-style-name="Paragrafoelenco" style:list-style-name="LFO1" style:family="paragraph">
      <style:paragraph-properties fo:text-align="justify"/>
    </style:style>
    <style:style style:name="P27" style:parent-style-name="Paragrafoelenco" style:list-style-name="LFO1" style:family="paragraph">
      <style:paragraph-properties fo:text-align="justify"/>
    </style:style>
    <style:style style:name="P28" style:parent-style-name="Paragrafoelenco" style:list-style-name="LFO1" style:family="paragraph">
      <style:paragraph-properties fo:text-align="justify"/>
    </style:style>
    <style:style style:name="P29" style:parent-style-name="Paragrafoelenco" style:list-style-name="LFO1" style:family="paragraph">
      <style:paragraph-properties fo:text-align="justify"/>
    </style:style>
    <style:style style:name="P30" style:parent-style-name="Paragrafoelenco" style:list-style-name="LFO1" style:family="paragraph">
      <style:paragraph-properties fo:text-align="justify"/>
    </style:style>
    <style:style style:name="P31" style:parent-style-name="Paragrafoelenco" style:list-style-name="LFO1" style:family="paragraph">
      <style:paragraph-properties fo:text-align="justify"/>
    </style:style>
    <style:style style:name="P32" style:parent-style-name="Paragrafoelenco" style:list-style-name="LFO1" style:family="paragraph">
      <style:paragraph-properties fo:text-align="justify"/>
    </style:style>
    <style:style style:name="P33" style:parent-style-name="Paragrafoelenco" style:list-style-name="LFO1" style:family="paragraph">
      <style:paragraph-properties fo:text-align="justify"/>
    </style:style>
    <style:style style:name="P34" style:parent-style-name="Paragrafoelenco" style:list-style-name="LFO1" style:family="paragraph">
      <style:paragraph-properties fo:text-align="justify"/>
    </style:style>
    <style:style style:name="P35" style:parent-style-name="Paragrafoelenco" style:list-style-name="LFO1" style:family="paragraph">
      <style:paragraph-properties fo:text-align="justify"/>
    </style:style>
    <style:style style:name="P36" style:parent-style-name="Normale" style:family="paragraph">
      <style:paragraph-properties fo:text-align="justify"/>
    </style:style>
  </office:automatic-styles>
  <office:body>
    <office:text text:use-soft-page-breaks="true">
      <text:list text:style-name="LFO1" text:continue-numbering="true">
        <text:list-item>
          <text:p text:style-name="P1">Pazienti</text:p>
          <text:list text:continue-numbering="true">
            <text:list-item>
              <text:p text:style-name="P2">Creazione: Compilare i vari campi e premere il tasto aggiungi</text:p>
            </text:list-item>
            <text:list-item>
              <text:p text:style-name="P3">Informazioni: Doppio click destro su una qualsiasi riga della tabella per aprire l’interfaccia dell’utente selezionato, doppio click sinistro per eliminare<text:s/>l’utente</text:p>
              <text:list text:continue-numbering="true">
                <text:list-item>
                  <text:p text:style-name="P4">Gestione: funzione per l’aggiornamento dei dati del paziente</text:p>
                </text:list-item>
                <text:list-item>
                  <text:p text:style-name="P5">Aggiunta di un vaccino normale: selezionare dalla combobox il vaccino, data di somministrazione, lotto, scadenza, data di produzione e dose. Doppio click destro sulla tabella delle vaccinazioni per poterlo rimuovere</text:p>
                </text:list-item>
                <text:list-item>
                  <text:p text:style-name="P6">Medico di base: doppio click sulla riga della tabella associata per aggiungere il medico, per rimuovere il medico click sul pulsante cambia e premere no, per cambiare solo medico premere si e poi selezionare un nuovo medico dalla tabella, in caso di non selezione la modifica non verrà salvata</text:p>
                </text:list-item>
                <text:list-item>
                  <text:p text:style-name="P7">Reparto covid:</text:p>
                  <text:list text:continue-numbering="true">
                    <text:list-item>
                      <text:p text:style-name="P8">Premessa: ogni azione nel panel covid richiede la selezione di struttura e operatore eccetto la prenotazione che richiede solo la struttura, per selezionare struttura e operatore basta un click sulla tabella strutture e poi in automatico verranno mostrati gli operatori disponibili, per selezionare l’operatore invece doppio click sulla tabella operatori, se si vuole cambiare struttura bisogna de-selezionare la struttura con l’apposito tasto.</text:p>
                    </text:list-item>
                    <text:list-item>
                      <text:p text:style-name="P9">Inserimento vaccino: dopo aver selezionato struttura e operatore basterà compilare i vari campi richiesti e premere aggiungi, per rimuovere un vaccino covid basterà un doppio click sulla riga e premere si per eliminarlo.</text:p>
                    </text:list-item>
                    <text:list-item>
                      <text:p text:style-name="P10">Accertamento telefonico: come prima selezionare struttura e operatore e in seguito compilare i campi, gli effetti collaterali sono opzionali per attivarla basta mettere il tick sull’apposita casella, per vedere gli effetti collaterali tasto destro sulla riga richiesta, per rimuovere un effetto premere tasto sinistro e premere si.</text:p>
                    </text:list-item>
                    <text:list-item>
                      <text:p text:style-name="P11">Prenotazioni: selezionare solo la struttura selezionare data e orario e premere aggiungi, doppio click sinistro per rimuovere la prenotazione.</text:p>
                    </text:list-item>
                  </text:list>
                </text:list-item>
              </text:list>
            </text:list-item>
          </text:list>
        </text:list-item>
        <text:list-item>
          <text:p text:style-name="P12">Personale Medico</text:p>
          <text:list text:continue-numbering="true">
            <text:list-item>
              <text:p text:style-name="P13">Creazione: Compilare i vari campi e premere il tasto aggiungi</text:p>
            </text:list-item>
            <text:list-item>
              <text:p text:style-name="P14">Informazioni: Doppio click destro su una qualsiasi riga della tabella per aprire l’interfaccia dell’utente selezionato, doppio click sinistro per eliminare l’utente</text:p>
              <text:list text:continue-numbering="true">
                <text:list-item>
                  <text:p text:style-name="P15">Gestione: funzione per l’aggiornamento dei dati del personale selezionato, possibilità di visione studio o lista operatori, possibilità di aggiungere la persona nella lista degli operatori per le strutture covid</text:p>
                </text:list-item>
                <text:list-item>
                  <text:p text:style-name="P16">Visualizzazione Pazienti, doppio click destro per accedere al pannello dell’utente selezionato</text:p>
                </text:list-item>
              </text:list>
            </text:list-item>
          </text:list>
        </text:list-item>
        <text:list-item>
          <text:p text:style-name="P17">Operatori</text:p>
          <text:list text:continue-numbering="true">
            <text:list-item>
              <text:p text:style-name="P18">Modifica: doppio click destro per vedere le informazioni, doppio click sinistro per eliminare.</text:p>
            </text:list-item>
          </text:list>
        </text:list-item>
        <text:list-item>
          <text:p text:style-name="P19">Vaccini</text:p>
          <text:list text:continue-numbering="true">
            <text:list-item>
              <text:p text:style-name="P20">Creazione: Compilare i vari<text:s/>campi e premere il tasto aggiungi</text:p>
            </text:list-item>
            <text:list-item>
              <text:p text:style-name="P21">Informazioni: doppio click destro per vedere il pannello vaccino, doppio click sinistro per eliminarlo.</text:p>
              <text:list text:continue-numbering="true">
                <text:list-item>
                  <text:p text:style-name="P22">Modifica delle informazioni del vaccino selezionato.</text:p>
                </text:list-item>
              </text:list>
            </text:list-item>
          </text:list>
        </text:list-item>
        <text:list-item>
          <text:p text:style-name="P23">Strutture</text:p>
          <text:list text:continue-numbering="true">
            <text:list-item>
              <text:p text:style-name="P24">Creazione: Compilare i vari campi e premere il tasto aggiungi</text:p>
            </text:list-item>
            <text:list-item>
              <text:p text:style-name="P25">Informazioni: Doppio click destro su una qualsiasi riga della tabella per vedere le informazioni della struttura, doppio click sinistro per eliminare la struttura</text:p>
              <text:list text:continue-numbering="true">
                <text:list-item>
                  <text:p text:style-name="P26">Possibilità di modifica dati struttura</text:p>
                </text:list-item>
                <text:list-item>
                  <text:p text:style-name="P27">Aggiunta orari: selezionare giorno, ora di inizio ora di fine e premere aggiungi, doppio click destro sulla tabella per eliminare l’orario.</text:p>
                </text:list-item>
                <text:list-item>
                  <text:p text:style-name="P28">Turni: selezionare giorno, inizio e fine, doppio click su un operatore della lista per poter inserire il turno, un turno in una struttura comporta che quell’operatore la potrà lavorare solo in quella struttura. Doppio click destro sulla tabella per rimuovere un turno.</text:p>
                </text:list-item>
              </text:list>
            </text:list-item>
          </text:list>
        </text:list-item>
        <text:list-item>
          <text:p text:style-name="P29">Studi medici</text:p>
          <text:list text:continue-numbering="true">
            <text:list-item>
              <text:p text:style-name="P30">Creazione: Compilare i vari campi e premere il tasto aggiungi</text:p>
            </text:list-item>
            <text:list-item>
              <text:p text:style-name="P31">Informazioni: Doppio click destro su una qualsiasi riga della tabella per vedere le informazioni dello studio medico, doppio click sinistro per eliminare lo studio:</text:p>
              <text:list text:continue-numbering="true">
                <text:list-item>
                  <text:p text:style-name="P32">Possibilità di modifica dei dati dello studio.</text:p>
                </text:list-item>
                <text:list-item>
                  <text:p text:style-name="P33">Possibilità di aggiunta medici: doppio click sulla lista personale medico e premere si per aggiungere, doppio click sinistro nella lista per vedere le informazioni della persona selezionata</text:p>
                </text:list-item>
                <text:list-item>
                  <text:p text:style-name="P34">Possibilità di rimozione persona dallo studio medico: doppio click destro sulla lista personale dello studio e premere si per rimuovere, per vedere le informazioni della persona doppio click sinistro.</text:p>
                </text:list-item>
                <text:list-item>
                  <text:p text:style-name="P35">Inserimento orari studio: selezionare giorno e lasso orario es: 2-10 e premere inserisci, per poter rimuovere un orario doppio click destro su una delle righe.</text:p>
                </text:list-item>
              </text:list>
            </text:list-item>
          </text:list>
        </text:list-item>
      </text:list>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e Venturin</meta:initial-creator>
    <dc:creator>Davide Venturin</dc:creator>
    <meta:creation-date>2021-02-24T14:44:00Z</meta:creation-date>
    <dc:date>2021-02-26T15:16:00Z</dc:date>
    <meta:template xlink:href="Normal" xlink:type="simple"/>
    <meta:editing-cycles>2</meta:editing-cycles>
    <meta:editing-duration>PT2220S</meta:editing-duration>
    <meta:document-statistic meta:page-count="2" meta:paragraph-count="8" meta:word-count="651" meta:character-count="4360" meta:row-count="30" meta:non-whitespace-character-count="3717"/>
  </office:meta>
</office:document-meta>
</file>